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25in" fo:margin-left="0in" fo:margin-top="0in" fo:margin-bottom="0in" table:align="left"/>
    </style:style>
    <style:style style:name="Table1.A" style:family="table-column">
      <style:table-column-properties style:column-width="3.2806in"/>
    </style:style>
    <style:style style:name="Table1.B" style:family="table-column">
      <style:table-column-properties style:column-width="1.7708in"/>
    </style:style>
    <style:style style:name="Table1.C" style:family="table-column">
      <style:table-column-properties style:column-width="2.198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097in" fo:border="1pt solid #000000"/>
    </style:style>
    <style:style style:name="P1" style:family="paragraph" style:parent-style-name="Standard">
      <style:paragraph-properties fo:line-height="100%" fo:orphans="0" fo:widows="0"/>
      <style:text-properties style:font-name="Courier New" fo:font-size="14pt" style:font-name-asian="Courier New1" style:font-size-asian="14pt" style:font-name-complex="Courier New1" style:font-size-complex="14pt"/>
    </style:style>
    <style:style style:name="P2" style:family="paragraph" style:parent-style-name="Standard">
      <style:paragraph-properties fo:line-height="100%" fo:orphans="0" fo:widows="0"/>
      <style:text-properties style:font-name="Courier New" fo:font-size="14pt" officeooo:rsid="00097a56" officeooo:paragraph-rsid="00097a56" style:font-name-asian="Courier New1" style:font-size-asian="14pt" style:font-name-complex="Courier New1" style:font-size-complex="14pt"/>
    </style:style>
    <style:style style:name="P3" style:family="paragraph" style:parent-style-name="Standard">
      <style:paragraph-properties fo:line-height="100%" fo:orphans="0" fo:widows="0"/>
      <style:text-properties style:font-name="Courier New" fo:font-size="14pt" officeooo:rsid="0009fc4a" officeooo:paragraph-rsid="0009fc4a" style:font-name-asian="Courier New1" style:font-size-asian="14pt" style:font-name-complex="Courier New1" style:font-size-complex="14pt"/>
    </style:style>
    <style:style style:name="P4" style:family="paragraph" style:parent-style-name="Standard">
      <style:paragraph-properties fo:line-height="100%" fo:orphans="0" fo:widows="0"/>
      <style:text-properties style:font-name="Courier New" fo:font-size="14pt" officeooo:rsid="000a825c" officeooo:paragraph-rsid="000a825c" style:font-name-asian="Courier New1" style:font-size-asian="14pt" style:font-name-complex="Courier New1" style:font-size-complex="14pt"/>
    </style:style>
    <style:style style:name="P5" style:family="paragraph" style:parent-style-name="Standard">
      <style:paragraph-properties fo:line-height="100%" fo:text-align="center" style:justify-single-word="false" fo:orphans="0" fo:widows="0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1252in" fo:line-height="100%" fo:orphans="0" fo:widows="0" fo:text-indent="0in" style:auto-text-indent="false"/>
    </style:style>
    <style:style style:name="P8" style:family="paragraph" style:parent-style-name="Standard">
      <style:paragraph-properties fo:margin-left="0in" fo:margin-right="-0.1252in" fo:line-height="100%" fo:text-align="center" style:justify-single-word="false" fo:orphans="0" fo:widows="0" fo:text-indent="0in" style:auto-text-indent="false"/>
    </style:style>
    <style:style style:name="P9" style:family="paragraph" style:parent-style-name="Standard">
      <style:paragraph-properties fo:margin-left="0in" fo:margin-right="-0.1252in" fo:line-height="100%" fo:orphans="0" fo:widows="0" fo:text-indent="0in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0in" fo:margin-right="-0.1252in" fo:line-height="100%" fo:orphans="0" fo:widows="0" fo:text-indent="0in" style:auto-text-indent="false"/>
      <style:text-properties style:font-name="Courier New" fo:font-size="14pt" style:font-name-asian="Courier New1" style:font-size-asian="14pt" style:font-name-complex="Courier New1" style:font-size-complex="14pt"/>
    </style:style>
    <style:style style:name="P11" style:family="paragraph" style:parent-style-name="Heading_20_1" style:master-page-name="Standard">
      <style:paragraph-properties fo:margin-top="0.3335in" fo:margin-bottom="0.0835in" loext:contextual-spacing="false" fo:line-height="100%" fo:keep-together="auto" fo:orphans="0" fo:widows="0" style:page-number="1" fo:keep-with-next="auto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24pt" fo:font-weight="bold" style:font-size-asian="24pt" style:font-weight-asian="bold" style:font-size-complex="24pt"/>
    </style:style>
    <style:style style:name="T3" style:family="text">
      <style:text-properties fo:font-weight="bold" style:font-weight-asian="bold"/>
    </style:style>
    <style:style style:name="T4" style:family="text">
      <style:text-properties fo:color="#ff5600" style:font-name="Courier New" fo:font-size="14pt" style:font-name-asian="Courier New1" style:font-size-asian="14pt" style:font-name-complex="Courier New1" style:font-size-complex="14pt"/>
    </style:style>
    <style:style style:name="T5" style:family="text">
      <style:text-properties style:font-name="Courier New" fo:font-size="14pt" style:font-name-asian="Courier New1" style:font-size-asian="14pt" style:font-name-complex="Courier New1" style:font-size-complex="14pt"/>
    </style:style>
    <style:style style:name="T6" style:family="text">
      <style:text-properties fo:color="#a535ae" style:font-name="Courier New" fo:font-size="14pt" style:font-name-asian="Courier New1" style:font-size-asian="14pt" style:font-name-complex="Courier New1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l8ijqe7dtsvo"/><text:span text:style-name="T1">MEET Y1 Unit 5 Lab 2: Tuples!</text:span></text:p>
      <text:p text:style-name="Standard"/>
      <text:p text:style-name="P7"><text:span text:style-name="T2">Shell</text:span></text:p>
      <text:p text:style-name="P9"/>
      <text:p text:style-name="P7">Run these two lines of code by <text:span text:style-name="T3">typing</text:span> them in the <text:span text:style-name="T3">shell</text:span>.</text:p>
      <text:p text:style-name="P7"><text:span text:style-name="T4">&gt;&gt;&gt;</text:span><text:span text:style-name="T5"> x,y,z = (3,4,5)</text:span></text:p>
      <text:p text:style-name="P7"><text:span text:style-name="T4">&gt;&gt;&gt;</text:span><text:span text:style-name="T5"> my_tuple = (3,4,5)</text:span></text:p>
      <text:p text:style-name="P10"/>
      <text:p text:style-name="P7">What gets printed to the screen after running the code in each box? (some boxes produce errors). First, you should <text:span text:style-name="T3">guess</text:span>, and then check the answer in the <text:span text:style-name="T3">shell</text:span>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Input</text:p>
          </table:table-cell>
          <table:table-cell table:style-name="Table1.A1" office:value-type="string">
            <text:p text:style-name="P5">Guess</text:p>
          </table:table-cell>
          <table:table-cell table:style-name="Table1.A1" office:value-type="string">
            <text:p text:style-name="P5">Shell Output</text:p>
          </table:table-cell>
        </table:table-row>
        <table:table-row table:style-name="Table1.1">
          <table:table-cell table:style-name="Table1.A1" office:value-type="string">
            <text:p text:style-name="P7"><text:span text:style-name="T4">&gt;&gt;&gt;</text:span><text:span text:style-name="T5"> </text:span><text:span text:style-name="T6">print</text:span><text:span text:style-name="T5">(x+y+z)</text:span></text:p>
          </table:table-cell>
          <table:table-cell table:style-name="Table1.A1" office:value-type="string">
            <text:p text:style-name="P2">12</text:p>
          </table:table-cell>
          <table:table-cell table:style-name="Table1.A1" office:value-type="string">
            <text:p text:style-name="P2">12</text:p>
          </table:table-cell>
        </table:table-row>
        <table:table-row table:style-name="Table1.1">
          <table:table-cell table:style-name="Table1.A1" office:value-type="string">
            <text:p text:style-name="P7"><text:span text:style-name="T4">&gt;&gt;&gt;</text:span><text:span text:style-name="T5"> </text:span><text:span text:style-name="T6">print</text:span><text:span text:style-name="T5">(my_tuple+my_tuple)</text:span></text:p>
          </table:table-cell>
          <table:table-cell table:style-name="Table1.A1" office:value-type="string">
            <text:p text:style-name="P2">(3,4,5,3,4,5)</text:p>
          </table:table-cell>
          <table:table-cell table:style-name="Table1.A1" office:value-type="string">
            <text:p text:style-name="P2">(3,4,5,3,4,5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&gt;&gt;&gt;</text:span><text:span text:style-name="T5"> </text:span><text:span text:style-name="T6">print</text:span><text:span text:style-name="T5">(x*3)</text:span></text:p>
          </table:table-cell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2">9</text:p>
          </table:table-cell>
        </table:table-row>
        <table:table-row table:style-name="Table1.1">
          <table:table-cell table:style-name="Table1.A1" office:value-type="string">
            <text:p text:style-name="P7"><text:span text:style-name="T4">&gt;&gt;&gt;</text:span><text:span text:style-name="T5"> </text:span><text:span text:style-name="T6">print</text:span><text:span text:style-name="T5">(my_tuple*3)</text:span></text:p>
          </table:table-cell>
          <table:table-cell table:style-name="Table1.A1" office:value-type="string">
            <text:p text:style-name="P3">(3,4,5,3,4,5,3,4,5)</text:p>
          </table:table-cell>
          <table:table-cell table:style-name="Table1.A1" office:value-type="string">
            <text:p text:style-name="P3">(3,4,5,3,4,5,3,4,5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&gt;&gt;&gt;</text:span><text:span text:style-name="T5"> </text:span><text:span text:style-name="T6">print</text:span><text:span text:style-name="T5">(my_tuple[0]==x)</text:span></text:p>
          </table:table-cell>
          <table:table-cell table:style-name="Table1.A1" office:value-type="string">
            <text:p text:style-name="P4">True </text:p>
          </table:table-cell>
          <table:table-cell table:style-name="Table1.A1" office:value-type="string">
            <text:p text:style-name="P4">True</text:p>
          </table:table-cell>
        </table:table-row>
        <table:table-row table:style-name="Table1.1">
          <table:table-cell table:style-name="Table1.A1" office:value-type="string">
            <text:p text:style-name="P7"><text:span text:style-name="T4">&gt;&gt;&gt;</text:span><text:span text:style-name="T5"> </text:span><text:span text:style-name="T6">print</text:span><text:span text:style-name="T5">(x[0])</text:span>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Type Error </text:p>
          </table:table-cell>
        </table:table-row>
        <table:table-row table:style-name="Table1.1">
          <table:table-cell table:style-name="Table1.A1" office:value-type="string">
            <text:p text:style-name="P7"><text:span text:style-name="T4">&gt;&gt;&gt;</text:span><text:span text:style-name="T5"> my_tuple[0]=17</text:span></text:p>
            <text:p text:style-name="P7"><text:span text:style-name="T4">&gt;&gt;&gt;</text:span><text:span text:style-name="T5"> </text:span><text:span text:style-name="T6">print</text:span><text:span text:style-name="T5">(my_tuple)</text:span></text:p>
          </table:table-cell>
          <table:table-cell table:style-name="Table1.A1" office:value-type="string">
            <text:p text:style-name="P4">Error imutable</text:p>
            <text:p text:style-name="P4">(3,4,5)</text:p>
          </table:table-cell>
          <table:table-cell table:style-name="Table1.A1" office:value-type="string">
            <text:p text:style-name="P4">Error imutable</text:p>
            <text:p text:style-name="P4">(3,4,5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&gt;&gt;&gt;</text:span><text:span text:style-name="T5"> x=17</text:span></text:p>
            <text:p text:style-name="P7"><text:span text:style-name="T4">&gt;&gt;&gt;</text:span><text:span text:style-name="T5"> </text:span><text:span text:style-name="T6">print</text:span><text:span text:style-name="T5">(x)</text:span></text:p>
          </table:table-cell>
          <table:table-cell table:style-name="Table1.A1" office:value-type="string">
            <text:p text:style-name="P4">17</text:p>
          </table:table-cell>
          <table:table-cell table:style-name="Table1.A1" office:value-type="string">
            <text:p text:style-name="P4">17</text:p>
          </table:table-cell>
        </table:table-row>
        <table:table-row table:style-name="Table1.1">
          <table:table-cell table:style-name="Table1.A1" office:value-type="string">
            <text:p text:style-name="P7"><text:span text:style-name="T4">&gt;&gt;&gt; import</text:span><text:span text:style-name="T5"> turtle</text:span></text:p>
            <text:p text:style-name="P7"><text:span text:style-name="T4">&gt;&gt;&gt;</text:span><text:span text:style-name="T5"> </text:span><text:span text:style-name="T6">print</text:span><text:span text:style-name="T5">(turtle.pos)</text:span></text:p>
          </table:table-cell>
          <table:table-cell table:style-name="Table1.A1" office:value-type="string">
            <text:p text:style-name="P4">(0,0)</text:p>
          </table:table-cell>
          <table:table-cell table:style-name="Table1.A1" office:value-type="string">
            <text:p text:style-name="P4">(0.00,0.00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&gt;&gt;&gt; </text:span><text:span text:style-name="T6">print</text:span><text:span text:style-name="T5">(</text:span><text:span text:style-name="T6">type</text:span><text:span text:style-name="T5">(turtle.pos))</text:span></text:p>
          </table:table-cell>
          <table:table-cell table:style-name="Table1.A1" office:value-type="string">
            <text:p text:style-name="P4">float</text:p>
          </table:table-cell>
          <table:table-cell table:style-name="Table1.A1" office:value-type="string">
            <text:p text:style-name="P4">&lt;class ‘function’&gt;</text:p>
          </table:table-cell>
        </table:table-row>
      </table:table>
      <text:p text:style-name="Standard"/>
      <text:p text:style-name="Standard"/>
      <text:p text:style-name="Standard"/>
      <text:p text:style-name="Standard"><text:span text:style-name="T7">Survey Link: </text:span><text:a xlink:type="simple" xlink:href="https://docs.google.com/forms/d/e/1FAIpQLSe6vSrShyrutuneets8vJHe_bhchpsBHZNp_RccRIv46K8GsQ/viewform?usp=sf_link" text:style-name="ListLabel_20_1" text:visited-style-name="ListLabel_20_1"><text:span text:style-name="T8">https://docs.google.com/forms/d/e/1FAIpQLSe6vSrShyrutuneets8vJHe_bhchpsBHZNp_RccRIv46K8GsQ/viewform?usp=sf_link</text:span></text:a></text:p>
      <text:p text:style-name="P6"/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5T05:01:31.960034176</dc:date>
    <meta:editing-duration>PT4M48S</meta:editing-duration>
    <meta:editing-cycles>1</meta:editing-cycles>
    <meta:document-statistic meta:table-count="1" meta:image-count="0" meta:object-count="0" meta:page-count="1" meta:paragraph-count="45" meta:word-count="117" meta:character-count="855" meta:non-whitespace-character-count="781"/>
    <meta:generator>LibreOffice/6.0.7.3$Linux_X86_64 LibreOffice_project/00m0$Build-3</meta:generator>
  </office:meta>
</office:document-meta>
</file>